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5278in" table:align="left"/>
    </style:style>
    <style:style style:name="Table1.A" style:family="table-column">
      <style:table-column-properties style:column-width="0.3521in"/>
    </style:style>
    <style:style style:name="Table1.B" style:family="table-column">
      <style:table-column-properties style:column-width="0.3549in"/>
    </style:style>
    <style:style style:name="Table1.C" style:family="table-column">
      <style:table-column-properties style:column-width="0.2701in"/>
    </style:style>
    <style:style style:name="Table1.D" style:family="table-column">
      <style:table-column-properties style:column-width="0.359in"/>
    </style:style>
    <style:style style:name="Table1.E" style:family="table-column">
      <style:table-column-properties style:column-width="0.4701in"/>
    </style:style>
    <style:style style:name="Table1.F" style:family="table-column">
      <style:table-column-properties style:column-width="0.3417in"/>
    </style:style>
    <style:style style:name="Table1.G" style:family="table-column">
      <style:table-column-properties style:column-width="0.3799in"/>
    </style:style>
    <style:style style:name="Table1.A1" style:family="table-cell">
      <style:table-cell-properties style:vertical-align="middle" style:border-line-width-left="0.0028in 0.0028in 0.0028in" style:border-line-width-right="0.0028in 0.0028in 0.0028in" style:border-line-width-top="0.0028in 0.0028in 0.0028in" style:border-line-width-bottom="0in 0.0014in 0.0007in" fo:padding="0.0194in" fo:border-left="0.6pt double #808080" fo:border-right="0.6pt double #808080" fo:border-top="0.6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28in 0.0028in 0.0028in" style:border-line-width-top="0.0028in 0.0028in 0.0028in" style:border-line-width-bottom="0in 0.0014in 0.0007in" fo:padding="0.0194in" fo:border-left="0.05pt double #808080" fo:border-right="0.6pt double #808080" fo:border-top="0.6pt double #808080" fo:border-bottom="0.05pt double #808080"/>
    </style:style>
    <style:style style:name="Table1.A2" style:family="table-cell">
      <style:table-cell-properties style:vertical-align="middle" style:border-line-width-left="0.0028in 0.0028in 0.0028in" style:border-line-width-right="0.0028in 0.0028in 0.0028in" style:border-line-width-bottom="0in 0.0014in 0.0007in" fo:padding="0.0194in" fo:border-left="0.6pt double #808080" fo:border-right="0.6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28in 0.0028in 0.0028in" style:border-line-width-bottom="0in 0.0014in 0.0007in" fo:padding="0.0194in" fo:border-left="0.05pt double #808080" fo:border-right="0.6pt double #808080" fo:border-top="none" fo:border-bottom="0.05pt double #808080"/>
    </style:style>
    <style:style style:name="Table1.A3" style:family="table-cell">
      <style:table-cell-properties style:vertical-align="middle" style:border-line-width-left="0.0028in 0.0028in 0.0028in" style:border-line-width-right="0.0028in 0.0028in 0.0028in" style:border-line-width-bottom="0.0028in 0.0028in 0.0028in" fo:padding="0.0194in" fo:border-left="0.6pt double #808080" fo:border-right="0.6pt double #808080" fo:border-top="none" fo:border-bottom="0.6pt double #808080"/>
    </style:style>
    <style:style style:name="Table1.B3" style:family="table-cell">
      <style:table-cell-properties style:vertical-align="middle" style:border-line-width-left="0in 0.0014in 0.0007in" style:border-line-width-right="0.0028in 0.0028in 0.0028in" style:border-line-width-bottom="0.0028in 0.0028in 0.0028in" fo:padding="0.0194in" fo:border-left="0.05pt double #808080" fo:border-right="0.6pt double #808080" fo:border-top="none" fo:border-bottom="0.6pt double #808080"/>
    </style:style>
    <style:style style:name="Table2" style:family="table">
      <style:table-properties style:width="4.5188in" table:align="left"/>
    </style:style>
    <style:style style:name="Table2.A" style:family="table-column">
      <style:table-column-properties style:column-width="0.5222in"/>
    </style:style>
    <style:style style:name="Table2.B" style:family="table-column">
      <style:table-column-properties style:column-width="0.6292in"/>
    </style:style>
    <style:style style:name="Table2.C" style:family="table-column">
      <style:table-column-properties style:column-width="0.5549in"/>
    </style:style>
    <style:style style:name="Table2.D" style:family="table-column">
      <style:table-column-properties style:column-width="0.531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5194in"/>
    </style:style>
    <style:style style:name="Table2.G" style:family="table-column">
      <style:table-column-properties style:column-width="0.6493in"/>
    </style:style>
    <style:style style:name="Table2.A1" style:family="table-cell">
      <style:table-cell-properties style:vertical-align="middle" style:border-line-width-left="0.0028in 0.0028in 0.0028in" style:border-line-width-right="0.0028in 0.0028in 0.0028in" style:border-line-width-top="0.0028in 0.0028in 0.0028in" style:border-line-width-bottom="0in 0.0014in 0.0007in" fo:padding="0.0194in" fo:border-left="0.6pt double #808080" fo:border-right="0.6pt double #808080" fo:border-top="0.6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28in 0.0028in 0.0028in" style:border-line-width-top="0.0028in 0.0028in 0.0028in" style:border-line-width-bottom="0in 0.0014in 0.0007in" fo:padding="0.0194in" fo:border-left="0.05pt double #808080" fo:border-right="0.6pt double #808080" fo:border-top="0.6pt double #808080" fo:border-bottom="0.05pt double #808080"/>
    </style:style>
    <style:style style:name="Table2.A2" style:family="table-cell">
      <style:table-cell-properties style:vertical-align="middle" style:border-line-width-left="0.0028in 0.0028in 0.0028in" style:border-line-width-right="0.0028in 0.0028in 0.0028in" style:border-line-width-bottom="0.0028in 0.0028in 0.0028in" fo:padding="0.0194in" fo:border-left="0.6pt double #808080" fo:border-right="0.6pt double #808080" fo:border-top="none" fo:border-bottom="0.6pt double #808080"/>
    </style:style>
    <style:style style:name="Table2.B2" style:family="table-cell">
      <style:table-cell-properties style:vertical-align="middle" style:border-line-width-left="0in 0.0014in 0.0007in" style:border-line-width-right="0.0028in 0.0028in 0.0028in" style:border-line-width-bottom="0.0028in 0.0028in 0.0028in" fo:padding="0.0194in" fo:border-left="0.05pt double #808080" fo:border-right="0.6pt double #808080" fo:border-top="none" fo:border-bottom="0.6pt double #80808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13d6e" officeooo:paragraph-rsid="00113d6e"/>
    </style:style>
    <style:style style:name="P4" style:family="paragraph" style:parent-style-name="Heading_20_2">
      <style:text-properties officeooo:rsid="00113d6e" officeooo:paragraph-rsid="00113d6e"/>
    </style:style>
    <style:style style:name="P5" style:family="paragraph" style:parent-style-name="Standard">
      <style:text-properties officeooo:rsid="00113d6e" officeooo:paragraph-rsid="00113d6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05_1510852126"/>Английские музыкальные термины<text:bookmark-end text:name="__RefHeading___Toc105_1510852126"/></text:h>
      <text:p text:style-name="P5"/>
      <text:p text:style-name="P5">(from: <text:a xlink:type="simple" xlink:href="https://music-mydream.com/blog/anglijskie-muzykalnye-terminy/" text:style-name="Internet_20_link" text:visited-style-name="Visited_20_Internet_20_Link">https://music-mydream.com/blog/anglijskie-muzykalnye-terminy/</text:a>)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1510852126" text:style-name="Index_20_Link" text:visited-style-name="Index_20_Link">Английские музыкальные термины<text:tab/>1</text:a></text:p>
          <text:p text:style-name="P2"><text:a xlink:type="simple" xlink:href="#__RefHeading___Toc107_1510852126" text:style-name="Index_20_Link" text:visited-style-name="Index_20_Link">Названия нот на английском языке<text:tab/>1</text:a></text:p>
          <text:p text:style-name="P2"><text:a xlink:type="simple" xlink:href="#__RefHeading___Toc109_1510852126" text:style-name="Index_20_Link" text:visited-style-name="Index_20_Link">Общие музыкальные термины на английском языке<text:tab/>1</text:a></text:p>
          <text:p text:style-name="P2"><text:a xlink:type="simple" xlink:href="#__RefHeading___Toc111_1510852126" text:style-name="Index_20_Link" text:visited-style-name="Index_20_Link">Английские термины музыкальной теории<text:tab/>2</text:a></text:p>
          <text:p text:style-name="P2"><text:a xlink:type="simple" xlink:href="#__RefHeading___Toc113_1510852126" text:style-name="Index_20_Link" text:visited-style-name="Index_20_Link">Интервалы и аккорды на английском языке<text:tab/>2</text:a></text:p>
          <text:p text:style-name="P2"><text:a xlink:type="simple" xlink:href="#__RefHeading___Toc115_1510852126" text:style-name="Index_20_Link" text:visited-style-name="Index_20_Link">Английские термины нотной записи<text:tab/>3</text:a></text:p>
          <text:p text:style-name="P2"><text:a xlink:type="simple" xlink:href="#__RefHeading___Toc117_1510852126" text:style-name="Index_20_Link" text:visited-style-name="Index_20_Link">Полезные слова, фразы и устойчивые выражения<text:tab/>4</text:a></text:p>
        </text:index-body>
      </text:table-of-content>
      <text:p text:style-name="P5"/>
      <text:h text:style-name="P4" text:outline-level="2"><text:bookmark-start text:name="__RefHeading___Toc107_1510852126"/>Названия нот на английском языке<text:bookmark-end text:name="__RefHeading___Toc107_1510852126"/></text:h>
      <text:p text:style-name="Text_20_body">Начнем с того, что в англоязычном названии нот, используют не слоговую систему латинской <text:a xlink:type="simple" xlink:href="https://music-mydream.com/blog/chto-takoe-solmizatsiya/" text:style-name="Internet_20_link" text:visited-style-name="Visited_20_Internet_20_Link">сольмизации</text:a> (до, ре, ми), а буквенную (A, B, C). Буквы при этом, конечно, следует называть как в английском алфавите (эй, би, си), а не как в России озвучивают латиницу (а, бэ, цэ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до</text:p>
          </table:table-cell>
          <table:table-cell table:style-name="Table1.B1" office:value-type="string">
            <text:p text:style-name="Table_20_Contents">ре</text:p>
          </table:table-cell>
          <table:table-cell table:style-name="Table1.B1" office:value-type="string">
            <text:p text:style-name="Table_20_Contents">ми</text:p>
          </table:table-cell>
          <table:table-cell table:style-name="Table1.B1" office:value-type="string">
            <text:p text:style-name="Table_20_Contents">фа</text:p>
          </table:table-cell>
          <table:table-cell table:style-name="Table1.B1" office:value-type="string">
            <text:p text:style-name="Table_20_Contents">соль</text:p>
          </table:table-cell>
          <table:table-cell table:style-name="Table1.B1" office:value-type="string">
            <text:p text:style-name="Table_20_Contents">ля</text:p>
          </table:table-cell>
          <table:table-cell table:style-name="Table1.B1" office:value-type="string">
            <text:p text:style-name="Table_20_Contents">си</text:p>
          </table:table-cell>
        </table:table-row>
        <table:table-row>
          <table:table-cell table:style-name="Table1.A2" office:value-type="string">
            <text:p text:style-name="Table_20_Contents">С</text:p>
          </table:table-cell>
          <table:table-cell table:style-name="Table1.B2" office:value-type="string">
            <text:p text:style-name="Table_20_Contents">D</text:p>
          </table:table-cell>
          <table:table-cell table:style-name="Table1.B2" office:value-type="string">
            <text:p text:style-name="Table_20_Contents">E</text:p>
          </table:table-cell>
          <table:table-cell table:style-name="Table1.B2" office:value-type="string">
            <text:p text:style-name="Table_20_Contents">F</text:p>
          </table:table-cell>
          <table:table-cell table:style-name="Table1.B2" office:value-type="string">
            <text:p text:style-name="Table_20_Contents">G</text:p>
          </table:table-cell>
          <table:table-cell table:style-name="Table1.B2" office:value-type="string">
            <text:p text:style-name="Table_20_Contents">A</text:p>
          </table:table-cell>
          <table:table-cell table:style-name="Table1.B2" office:value-type="string">
            <text:p text:style-name="Table_20_Contents">B</text:p>
          </table:table-cell>
        </table:table-row>
        <table:table-row>
          <table:table-cell table:style-name="Table1.A3" office:value-type="string">
            <text:p text:style-name="Table_20_Contents">[си]</text:p>
          </table:table-cell>
          <table:table-cell table:style-name="Table1.B3" office:value-type="string">
            <text:p text:style-name="Table_20_Contents">[ди]</text:p>
          </table:table-cell>
          <table:table-cell table:style-name="Table1.B3" office:value-type="string">
            <text:p text:style-name="Table_20_Contents">[и]</text:p>
          </table:table-cell>
          <table:table-cell table:style-name="Table1.B3" office:value-type="string">
            <text:p text:style-name="Table_20_Contents">[эф]</text:p>
          </table:table-cell>
          <table:table-cell table:style-name="Table1.B3" office:value-type="string">
            <text:p text:style-name="Table_20_Contents">[джи]</text:p>
          </table:table-cell>
          <table:table-cell table:style-name="Table1.B3" office:value-type="string">
            <text:p text:style-name="Table_20_Contents">[эй]</text:p>
          </table:table-cell>
          <table:table-cell table:style-name="Table1.B3" office:value-type="string">
            <text:p text:style-name="Table_20_Contents">[би]</text:p>
          </table:table-cell>
        </table:table-row>
      </table:table>
      <text:p text:style-name="P6">В отличие от немецкой традиции обозначать си как H, а си-бемоль как B, в англоязычной традиции си называется B, а си-бемоль – В flat.</text:p>
      <text:h text:style-name="Heading_20_2" text:outline-level="2"><text:bookmark-start text:name="__RefHeading___Toc109_1510852126"/>Общие музыкальные термины на английском языке<text:bookmark-end text:name="__RefHeading___Toc109_1510852126"/></text:h>
      <text:p text:style-name="Text_20_body">Не секрет, что у разных народов исторически сложились разные представления о некоторых явлениях, в том числе о <text:a xlink:type="simple" xlink:href="https://music-mydream.com/blog/cto-takoe-muzyka/" text:style-name="Internet_20_link" text:visited-style-name="Visited_20_Internet_20_Link">музыке</text:a>. Именно из-за этого, её фундаментальные элементы не всегда имеют однозначный аналог в другом языке. В частности, российская музыкальная система изначально была основана на немецкой, которая имеет заметные отличия от английской. В общем, мы постараемся все понятно объяснить 🙂</text:p>
      <text:list text:style-name="L1">
        <text:list-item>
          <text:p text:style-name="P8">нота – note </text:p>
        </text:list-item>
        <text:list-item>
          <text:p text:style-name="P8">высота звука – pitch </text:p>
        </text:list-item>
        <text:list-item>
          <text:p text:style-name="P8">музыкальный звук – musical tone </text:p>
        </text:list-item>
        <text:list-item>
          <text:p text:style-name="P8">тон – tone (целый тон – whole tone, whole step) </text:p>
        </text:list-item>
        <text:list-item>
          <text:p text:style-name="P8">полутон – semitone, half step </text:p>
        </text:list-item>
        <text:list-item>
          <text:p text:style-name="P8">восходящий/нисходящий – upward/downward </text:p>
        </text:list-item>
        <text:list-item>
          <text:p text:style-name="P8">музыкальный строй – musical tuning </text:p>
        </text:list-item>
        <text:list-item>
          <text:p text:style-name="P8">мелодия – melody </text:p>
        </text:list-item>
        <text:list-item>
          <text:p text:style-name="P8">гармония – harmony </text:p>
        </text:list-item>
        <text:list-item>
          <text:p text:style-name="P8">ритм – rhythm </text:p>
        </text:list-item>
        <text:list-item>
          <text:p text:style-name="P8"><text:soft-page-break/>метр – meter </text:p>
        </text:list-item>
        <text:list-item>
          <text:p text:style-name="P8">сильная доля – stressed beat, accented beat </text:p>
        </text:list-item>
        <text:list-item>
          <text:p text:style-name="P8">слабая доля – unstressed beat, unaccented beat </text:p>
        </text:list-item>
        <text:list-item>
          <text:p text:style-name="P8">первая доля – downbeat </text:p>
        </text:list-item>
        <text:list-item>
          <text:p text:style-name="P8">затакт – upbeat </text:p>
        </text:list-item>
        <text:list-item>
          <text:p text:style-name="P8">темп – tempo </text:p>
        </text:list-item>
        <text:list-item>
          <text:p text:style-name="P8">тембр – timbre </text:p>
        </text:list-item>
        <text:list-item>
          <text:p text:style-name="P8">динамика – dynamics </text:p>
        </text:list-item>
        <text:list-item>
          <text:p text:style-name="P8">аппликатура – fingering (для струнных инструментов — stopping) </text:p>
        </text:list-item>
        <text:list-item>
          <text:p text:style-name="P7">артикуляция, штрихи (в английском нет разделения этих понятий) – articulation </text:p>
        </text:list-item>
      </text:list>
      <text:h text:style-name="Heading_20_2" text:outline-level="2"><text:bookmark-start text:name="__RefHeading___Toc111_1510852126"/>Английские термины музыкальной теории<text:bookmark-end text:name="__RefHeading___Toc111_1510852126"/></text:h>
      <text:list text:style-name="L2">
        <text:list-item>
          <text:p text:style-name="P10">звукоряд, гамма – scale (в английском гамма, как вид звукоряда, не выделяется отдельным термином); </text:p>
        </text:list-item>
        <text:list-item>
          <text:p text:style-name="P10">ступень звукоряда – scale degree </text:p>
        </text:list-item>
        <text:list-item>
          <text:p text:style-name="P10">тональность – key (параллельная – relative, одноименная – parallel) </text:p>
        </text:list-item>
        <text:list-item>
          <text:p text:style-name="P10">лад – mode </text:p>
        </text:list-item>
        <text:list-item>
          <text:p text:style-name="P10">мажор – major </text:p>
        </text:list-item>
        <text:list-item>
          <text:p text:style-name="P10">минор – minor </text:p>
        </text:list-item>
        <text:list-item>
          <text:p text:style-name="P10">ключевые знаки – key signature </text:p>
        </text:list-item>
        <text:list-item>
          <text:p text:style-name="P10">квинтовый круг – circle of fifths </text:p>
        </text:list-item>
        <text:list-item>
          <text:p text:style-name="P9">знак альтерации – accidental </text:p>
        </text:list-item>
      </text:list>
      <text:p text:style-name="Text_20_body">Знаки альтерации, как и в русском языке, называются после ноты: например, фа-диез это F sharp.</text:p>
      <text:list text:style-name="L3">
        <text:list-item>
          <text:p text:style-name="P12">бемоль – flat </text:p>
        </text:list-item>
        <text:list-item>
          <text:p text:style-name="P12">диез – sharp </text:p>
        </text:list-item>
        <text:list-item>
          <text:p text:style-name="P12">повышение – sharping, raising </text:p>
        </text:list-item>
        <text:list-item>
          <text:p text:style-name="P12">повысить на, повышенный – to raise by, raised </text:p>
        </text:list-item>
        <text:list-item>
          <text:p text:style-name="P12">понижение – flatting, lowering </text:p>
        </text:list-item>
        <text:list-item>
          <text:p text:style-name="P12">понизить на, пониженный – to lower by, lowered </text:p>
        </text:list-item>
        <text:list-item>
          <text:p text:style-name="P11">бекар – natural </text:p>
        </text:list-item>
      </text:list>
      <text:p text:style-name="Text_20_body">Немецкие обозначения тональностей типа G-dur для соль мажора или сis-moll для до-диез минора в английском не используются, как и обозначение повышенных/пониженных нот путем добавления к букве суффиксов -is/-es.</text:p>
      <text:list text:style-name="L4">
        <text:list-item>
          <text:p text:style-name="P14">тоника – tonic, keynote </text:p>
        </text:list-item>
        <text:list-item>
          <text:p text:style-name="P14">субдоминанта – subdominant </text:p>
        </text:list-item>
        <text:list-item>
          <text:p text:style-name="P13">доминанта – dominant </text:p>
        </text:list-item>
      </text:list>
      <text:h text:style-name="Heading_20_2" text:outline-level="2"><text:bookmark-start text:name="__RefHeading___Toc113_1510852126"/>Интервалы и аккорды на английском языке<text:bookmark-end text:name="__RefHeading___Toc113_1510852126"/></text:h>
      <text:p text:style-name="Text_20_body">Почти все интервалы в английском языке обозначаются обычными числительными, по количеству ступеней.</text:p>
      <text:list text:style-name="L5">
        <text:list-item>
          <text:p text:style-name="P15"><text:soft-page-break/>интервал – interval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row>
          <table:table-cell table:style-name="Table2.A1" office:value-type="string">
            <text:p text:style-name="Table_20_Contents">прима</text:p>
          </table:table-cell>
          <table:table-cell table:style-name="Table2.B1" office:value-type="string">
            <text:p text:style-name="Table_20_Contents">секунда</text:p>
          </table:table-cell>
          <table:table-cell table:style-name="Table2.B1" office:value-type="string">
            <text:p text:style-name="Table_20_Contents">терция</text:p>
          </table:table-cell>
          <table:table-cell table:style-name="Table2.B1" office:value-type="string">
            <text:p text:style-name="Table_20_Contents">кварта</text:p>
          </table:table-cell>
          <table:table-cell table:style-name="Table2.B1" office:value-type="string">
            <text:p text:style-name="Table_20_Contents">квинта</text:p>
          </table:table-cell>
          <table:table-cell table:style-name="Table2.B1" office:value-type="string">
            <text:p text:style-name="Table_20_Contents">секста</text:p>
          </table:table-cell>
          <table:table-cell table:style-name="Table2.B1" office:value-type="string">
            <text:p text:style-name="Table_20_Contents">септима</text:p>
          </table:table-cell>
          <table:table-cell table:style-name="Table2.B1" office:value-type="string">
            <text:p text:style-name="Table_20_Contents">октава</text:p>
          </table:table-cell>
        </table:table-row>
        <table:table-row>
          <table:table-cell table:style-name="Table2.A2" office:value-type="string">
            <text:p text:style-name="Table_20_Contents">unison</text:p>
          </table:table-cell>
          <table:table-cell table:style-name="Table2.B2" office:value-type="string">
            <text:p text:style-name="Table_20_Contents">second</text:p>
          </table:table-cell>
          <table:table-cell table:style-name="Table2.B2" office:value-type="string">
            <text:p text:style-name="Table_20_Contents">third</text:p>
          </table:table-cell>
          <table:table-cell table:style-name="Table2.B2" office:value-type="string">
            <text:p text:style-name="Table_20_Contents">forth</text:p>
          </table:table-cell>
          <table:table-cell table:style-name="Table2.B2" office:value-type="string">
            <text:p text:style-name="Table_20_Contents">fifth</text:p>
          </table:table-cell>
          <table:table-cell table:style-name="Table2.B2" office:value-type="string">
            <text:p text:style-name="Table_20_Contents">sixth</text:p>
          </table:table-cell>
          <table:table-cell table:style-name="Table2.B2" office:value-type="string">
            <text:p text:style-name="Table_20_Contents">seventh</text:p>
          </table:table-cell>
          <table:table-cell table:style-name="Table2.B2" office:value-type="string">
            <text:p text:style-name="Table_20_Contents">оctave</text:p>
          </table:table-cell>
        </table:table-row>
      </table:table>
      <text:p text:style-name="Text_20_body">Характеристики «большая» и «малая» зовутся по-английски «мажорной» и «минорной» соответственно. Например: большая терция – major third, малая секста – minor sixth.</text:p>
      <text:list text:style-name="L6">
        <text:list-item>
          <text:p text:style-name="P17">чистая – perfect </text:p>
        </text:list-item>
        <text:list-item>
          <text:p text:style-name="P17">аккорд – chord </text:p>
        </text:list-item>
        <text:list-item>
          <text:p text:style-name="P17">трезвучие – triad </text:p>
        </text:list-item>
        <text:list-item>
          <text:p text:style-name="P17">септаккорд – seventh chord </text:p>
        </text:list-item>
        <text:list-item>
          <text:p text:style-name="P17">основной тон (аккорда) – root </text:p>
        </text:list-item>
        <text:list-item>
          <text:p text:style-name="P17">обращение – inversion, обратить – to invert </text:p>
        </text:list-item>
        <text:list-item>
          <text:p text:style-name="P17">разрешение – resolution, разрешить – to resolve </text:p>
        </text:list-item>
        <text:list-item>
          <text:p text:style-name="P17">увеличенная (-ый) – augmented </text:p>
        </text:list-item>
        <text:list-item>
          <text:p text:style-name="P16">уменьшенная (-ый) – diminished </text:p>
        </text:list-item>
      </text:list>
      <text:h text:style-name="Heading_20_2" text:outline-level="2"><text:bookmark-start text:name="__RefHeading___Toc115_1510852126"/>Английские термины нотной записи<text:bookmark-end text:name="__RefHeading___Toc115_1510852126"/></text:h>
      <text:list text:style-name="L7">
        <text:list-item>
          <text:p text:style-name="P19">нотная запись – notation, staff notation </text:p>
        </text:list-item>
        <text:list-item>
          <text:p text:style-name="P19">нотный стан, нотоносец – staff (мн. ч. staves) </text:p>
        </text:list-item>
        <text:list-item>
          <text:p text:style-name="P19">скрипичный ключ – treble clef </text:p>
        </text:list-item>
        <text:list-item>
          <text:p text:style-name="P19">басовый ключ – bass clef </text:p>
        </text:list-item>
        <text:list-item>
          <text:p text:style-name="P19">дополнительная линейка – ledger line </text:p>
        </text:list-item>
        <text:list-item>
          <text:p text:style-name="P19">длительность – duration, value </text:p>
        </text:list-item>
        <text:list-item>
          <text:p text:style-name="P19">головка ноты – notehead </text:p>
        </text:list-item>
        <text:list-item>
          <text:p text:style-name="P19">штиль ноты – stem </text:p>
        </text:list-item>
        <text:list-item>
          <text:p text:style-name="P19">хвостик, флажок ноты – flag </text:p>
        </text:list-item>
        <text:list-item>
          <text:p text:style-name="P19">группировка длительностей – rhythmic grouping, beaming </text:p>
        </text:list-item>
        <text:list-item>
          <text:p text:style-name="P19">ребро – beam, bar </text:p>
        </text:list-item>
        <text:list-item>
          <text:p text:style-name="P19">пауза – rest </text:p>
        </text:list-item>
        <text:list-item>
          <text:p text:style-name="P19">целая – whole </text:p>
        </text:list-item>
        <text:list-item>
          <text:p text:style-name="P19">половинная – half </text:p>
        </text:list-item>
        <text:list-item>
          <text:p text:style-name="P19">четвертная – quarter </text:p>
        </text:list-item>
        <text:list-item>
          <text:p text:style-name="P19">восьмая – eight </text:p>
        </text:list-item>
        <text:list-item>
          <text:p text:style-name="P19">шестнадцатая – sixteenth </text:p>
        </text:list-item>
        <text:list-item>
          <text:p text:style-name="P19">нота с точкой – dotted note </text:p>
        </text:list-item>
        <text:list-item>
          <text:p text:style-name="P19">особый вид ритмического деления – tuplet </text:p>
        </text:list-item>
        <text:list-item>
          <text:p text:style-name="P19">триоль – triplet </text:p>
        </text:list-item>
        <text:list-item>
          <text:p text:style-name="P19">размер – time signature </text:p>
        </text:list-item>
        <text:list-item>
          <text:p text:style-name="P19">такт – measure, bar </text:p>
        </text:list-item>
        <text:list-item>
          <text:p text:style-name="P18">тактовая черта – bar, bar line </text:p>
        </text:list-item>
      </text:list>
      <text:p text:style-name="Text_20_body">Часто понятия measure и bar используются взаимозаменяемо, хотя правильнее говорить о первом как о такте, а о втором как о тактовой черте.</text:p>
      <text:list text:style-name="L8">
        <text:list-item>
          <text:p text:style-name="P21"><text:soft-page-break/>реприза – repeat sign </text:p>
        </text:list-item>
        <text:list-item>
          <text:p text:style-name="P21">фразировочная лига (штрих легато) — slur </text:p>
        </text:list-item>
        <text:list-item>
          <text:p text:style-name="P20">связующая лига (залиговка двух одинаковых нот) – tie </text:p>
        </text:list-item>
      </text:list>
      <text:h text:style-name="Heading_20_2" text:outline-level="2"><text:bookmark-start text:name="__RefHeading___Toc117_1510852126"/>Полезные слова, фразы и устойчивые выражения<text:bookmark-end text:name="__RefHeading___Toc117_1510852126"/></text:h>
      <text:list text:style-name="L9">
        <text:list-item>
          <text:p text:style-name="P23">score – партитура </text:p>
        </text:list-item>
        <text:list-item>
          <text:p text:style-name="P23">sheet music – нотная запись какого-либо произведения, его части или отдельной партии (в русском мы часто говорим просто «ноты», подразумевая именно это) </text:p>
        </text:list-item>
        <text:list-item>
          <text:p text:style-name="P23">movement – часть (муз. произведения) </text:p>
        </text:list-item>
        <text:list-item>
          <text:p text:style-name="P23">to practice – репетировать </text:p>
        </text:list-item>
        <text:list-item>
          <text:p text:style-name="P23">tune – а) тональность (разговорное), б) мелодия как последовательность звуков, напев, наигрыш </text:p>
        </text:list-item>
        <text:list-item>
          <text:p text:style-name="P23">to tune – настраивать </text:p>
        </text:list-item>
        <text:list-item>
          <text:p text:style-name="P23">jam – исполнение музыки, полностью или частично состоящее из импровизации (to jam – соотвествующий глагол) </text:p>
        </text:list-item>
        <text:list-item>
          <text:p text:style-name="P23">live performance, live – «живое» исполнение </text:p>
        </text:list-item>
        <text:list-item>
          <text:p text:style-name="P23">perfect pitch – абсолютный слух </text:p>
        </text:list-item>
        <text:list-item>
          <text:p text:style-name="P23">key – а) клавиша клавишного инструмента б) клапан духового инструмента </text:p>
        </text:list-item>
        <text:list-item>
          <text:p text:style-name="P23">desk – пюпитр </text:p>
        </text:list-item>
        <text:list-item>
          <text:p text:style-name="P23">scorewriter – нотный редактор </text:p>
        </text:list-item>
        <text:list-item>
          <text:p text:style-name="P23">music notation software – программное обеспечение для записи нот </text:p>
        </text:list-item>
        <text:list-item>
          <text:p text:style-name="P23">solfège – сольфеджирование, сольмизация </text:p>
        </text:list-item>
        <text:list-item>
          <text:p text:style-name="P23">music theory – <text:a xlink:type="simple" xlink:href="https://music-mydream.com/online-uroki/teoriya/" text:style-name="Internet_20_link" text:visited-style-name="Visited_20_Internet_20_Link">музыкальная теория</text:a> </text:p>
        </text:list-item>
        <text:list-item>
          <text:p text:style-name="P23">ear training – развитие музыкального слуха (в отличие от стран СНГ, где <text:a xlink:type="simple" xlink:href="https://music-mydream.com/online-uroki/teoriya/solfedzhio/" text:style-name="Internet_20_link" text:visited-style-name="Visited_20_Internet_20_Link">сольфеджио</text:a> включает в себя музыкальную теорию, а также <text:a xlink:type="simple" xlink:href="https://music-mydream.com/online-uroki/dopolnitelno/razvitiye-muzykalnogo-sluha/" text:style-name="Internet_20_link" text:visited-style-name="Visited_20_Internet_20_Link">развитие слуха</text:a> и памяти через сольфеджирование, в англоязычных странах эти две дисциплины не объединены в один предмет) </text:p>
        </text:list-item>
        <text:list-item>
          <text:p text:style-name="P23">musical memory, music-related memory – <text:a xlink:type="simple" xlink:href="https://music-mydream.com/blog/muzykalnaya-pamyat/" text:style-name="Internet_20_link" text:visited-style-name="Visited_20_Internet_20_Link">музыкальная память</text:a> </text:p>
        </text:list-item>
        <text:list-item>
          <text:p text:style-name="P23">playing by ear – игра на слух, <text:a xlink:type="simple" xlink:href="https://music-mydream.com/blog/podbor-muzyki-po-sluhu/" text:style-name="Internet_20_link" text:visited-style-name="Visited_20_Internet_20_Link">подбор на слух</text:a> </text:p>
        </text:list-item>
        <text:list-item>
          <text:p text:style-name="P23">sight-reading – <text:a xlink:type="simple" xlink:href="https://music-mydream.com/blog/chtenie-not-s-lista/" text:style-name="Internet_20_link" text:visited-style-name="Visited_20_Internet_20_Link">чтение с листа</text:a> (sight-singing в случае вокала) </text:p>
        </text:list-item>
        <text:list-item>
          <text:p text:style-name="P23">method – учебное пособие по исполнительской технике </text:p>
        </text:list-item>
        <text:list-item>
          <text:p text:style-name="P23">false, tuneless – фальшиво </text:p>
        </text:list-item>
        <text:list-item>
          <text:p text:style-name="P23">in tune – чисто </text:p>
        </text:list-item>
        <text:list-item>
          <text:p text:style-name="P23">intone – а) интонировать б) запевать, начинать исполнение </text:p>
        </text:list-item>
        <text:list-item>
          <text:p text:style-name="P23">step и skip – «шаг» и «скачок» мелодии (у нас обычно говорят о шаговом и скачкообразном движении, а не единице этого движения) </text:p>
        </text:list-item>
        <text:list-item>
          <text:p text:style-name="P23">medley – попурри </text:p>
        </text:list-item>
        <text:list-item>
          <text:p text:style-name="P22">instrumental version, instrumental (сокращенно inst.), without vocals – минус, инструментальная версия, букв. без вокала (off vocal и karaoke в случае японских, корейских и китайских песен)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2:12:42.896000000</meta:creation-date>
    <meta:editing-cycles>1</meta:editing-cycles>
    <meta:editing-duration>PT3M39S</meta:editing-duration>
    <dc:title>English Musical Terminology (rus)</dc:title>
    <dc:date>2023-09-02T12:16:22.519000000</dc:date>
    <meta:generator>LibreOffice/7.4.3.2$Windows_X86_64 LibreOffice_project/1048a8393ae2eeec98dff31b5c133c5f1d08b890</meta:generator>
    <meta:document-statistic meta:table-count="2" meta:image-count="0" meta:object-count="0" meta:page-count="4" meta:paragraph-count="163" meta:word-count="932" meta:character-count="6273" meta:non-whitespace-character-count="5393"/>
  </office:meta>
</office:document-meta>
</file>